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4.5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3.4591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oadtest2_data_24012413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um_exporter</text:p>
          </table:table-cell>
          <table:table-cell table:style-name="ce1" office:value-type="string" calcext:value-type="string">
            <text:p>num_metrics</text:p>
          </table:table-cell>
          <table:table-cell table:style-name="ce1" office:value-type="string" calcext:value-type="string">
            <text:p>num_labels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jq_selector</text:p>
          </table:table-cell>
          <table:table-cell table:style-name="ce1" office:value-type="string" calcext:value-type="string">
            <text:p>export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1" table:number-columns-repeated="1015"/>
        </table:table-row>
        <table:table-row table:style-name="ro1">
          <table:table-cell office:value-type="float" office:value="1706098379" calcext:value-type="float">
            <text:p>1706098379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380" calcext:value-type="float">
            <text:p>17060983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float" office:value="1706098382" calcext:value-type="float">
            <text:p>170609838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42100.0000000005" calcext:value-type="float">
            <text:p>42100.0000000005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8.53999999999997" calcext:value-type="float">
            <text:p>8.53999999999997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024763628" calcext:value-type="float">
            <text:p>0.024763628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19321712" calcext:value-type="float">
            <text:p>0.019321712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0.084" calcext:value-type="float">
            <text:p>40.084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0.084" calcext:value-type="float">
            <text:p>40.084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14.7704590818439" calcext:value-type="float">
            <text:p>14.7704590818439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53.1437125748552" calcext:value-type="float">
            <text:p>53.1437125748552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49.9448797376093" calcext:value-type="float">
            <text:p>49.9448797376093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5.6463143091527" calcext:value-type="float">
            <text:p>45.6463143091527</text:p>
          </table:table-cell>
          <table:table-cell table:number-columns-repeated="1015"/>
        </table:table-row>
        <table:table-row table:style-name="ro1">
          <table:table-cell office:value-type="float" office:value="1706098383" calcext:value-type="float">
            <text:p>17060983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14.7704590818439" calcext:value-type="float">
            <text:p>14.7704590818439</text:p>
          </table:table-cell>
          <table:table-cell table:number-columns-repeated="1015"/>
        </table:table-row>
        <table:table-row table:style-name="ro1">
          <table:table-cell office:value-type="float" office:value="1706098384" calcext:value-type="float">
            <text:p>170609838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35.8782435129774" calcext:value-type="float">
            <text:p>35.8782435129774</text:p>
          </table:table-cell>
          <table:table-cell table:number-columns-repeated="1015"/>
        </table:table-row>
        <table:table-row table:style-name="ro1">
          <table:table-cell office:value-type="float" office:value="1706098384" calcext:value-type="float">
            <text:p>170609838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47.8609238338193" calcext:value-type="float">
            <text:p>47.8609238338193</text:p>
          </table:table-cell>
          <table:table-cell table:number-columns-repeated="1015"/>
        </table:table-row>
        <table:table-row table:style-name="ro1">
          <table:table-cell office:value-type="float" office:value="1706098384" calcext:value-type="float">
            <text:p>170609838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5.6463143091527" calcext:value-type="float">
            <text:p>45.6463143091527</text:p>
          </table:table-cell>
          <table:table-cell table:number-columns-repeated="1015"/>
        </table:table-row>
        <table:table-row table:style-name="ro1">
          <table:table-cell office:value-type="float" office:value="1706098474" calcext:value-type="float">
            <text:p>170609847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476" calcext:value-type="float">
            <text:p>170609847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float" office:value="1706098478" calcext:value-type="float">
            <text:p>170609847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42249.9999999995" calcext:value-type="float">
            <text:p>42249.9999999995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8.68800000000002" calcext:value-type="float">
            <text:p>8.68800000000002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034604489" calcext:value-type="float">
            <text:p>0.034604489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30276545" calcext:value-type="float">
            <text:p>0.030276545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2.236" calcext:value-type="float">
            <text:p>42.236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2.236" calcext:value-type="float">
            <text:p>42.236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40.4382470119487" calcext:value-type="float">
            <text:p>40.4382470119487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45.105776892427" calcext:value-type="float">
            <text:p>45.105776892427</text:p>
          </table:table-cell>
          <table:table-cell table:number-columns-repeated="1015"/>
        </table:table-row>
        <table:table-row table:style-name="ro1">
          <table:table-cell office:value-type="float" office:value="1706098480" calcext:value-type="float">
            <text:p>17060984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55.9017401603499" calcext:value-type="float">
            <text:p>55.9017401603499</text:p>
          </table:table-cell>
          <table:table-cell table:number-columns-repeated="1015"/>
        </table:table-row>
        <table:table-row table:style-name="ro1">
          <table:table-cell office:value-type="float" office:value="1706098481" calcext:value-type="float">
            <text:p>170609848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5.3963045431462" calcext:value-type="float">
            <text:p>45.3963045431462</text:p>
          </table:table-cell>
          <table:table-cell table:number-columns-repeated="1015"/>
        </table:table-row>
        <table:table-row table:style-name="ro1">
          <table:table-cell office:value-type="float" office:value="1706098481" calcext:value-type="float">
            <text:p>170609848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40.4382470119487" calcext:value-type="float">
            <text:p>40.4382470119487</text:p>
          </table:table-cell>
          <table:table-cell table:number-columns-repeated="1015"/>
        </table:table-row>
        <table:table-row table:style-name="ro1">
          <table:table-cell office:value-type="float" office:value="1706098481" calcext:value-type="float">
            <text:p>170609848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41.6169322709134" calcext:value-type="float">
            <text:p>41.6169322709134</text:p>
          </table:table-cell>
          <table:table-cell table:number-columns-repeated="1015"/>
        </table:table-row>
        <table:table-row table:style-name="ro1">
          <table:table-cell office:value-type="float" office:value="1706098481" calcext:value-type="float">
            <text:p>170609848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50.2754646501458" calcext:value-type="float">
            <text:p>50.2754646501458</text:p>
          </table:table-cell>
          <table:table-cell table:number-columns-repeated="1015"/>
        </table:table-row>
        <table:table-row table:style-name="ro1">
          <table:table-cell office:value-type="float" office:value="1706098481" calcext:value-type="float">
            <text:p>170609848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5.5963123559514" calcext:value-type="float">
            <text:p>45.5963123559514</text:p>
          </table:table-cell>
          <table:table-cell table:number-columns-repeated="1015"/>
        </table:table-row>
        <table:table-row table:style-name="ro1">
          <table:table-cell office:value-type="float" office:value="1706098571" calcext:value-type="float">
            <text:p>17060985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1706098573" calcext:value-type="float">
            <text:p>17060985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6700" calcext:value-type="float">
            <text:p>6700</text:p>
          </table:table-cell>
          <table:table-cell table:number-columns-repeated="1015"/>
        </table:table-row>
        <table:table-row table:style-name="ro1">
          <table:table-cell office:value-type="float" office:value="1706098575" calcext:value-type="float">
            <text:p>17060985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44240.0000000001" calcext:value-type="float">
            <text:p>44240.0000000001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8.54509803921566" calcext:value-type="float">
            <text:p>8.54509803921566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27223134" calcext:value-type="float">
            <text:p>0.127223134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46999311" calcext:value-type="float">
            <text:p>0.046999311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1.16" calcext:value-type="float">
            <text:p>41.16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0.622" calcext:value-type="float">
            <text:p>40.622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24.2647058823472" calcext:value-type="float">
            <text:p>24.2647058823472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50.3843582887661" calcext:value-type="float">
            <text:p>50.3843582887661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58.4115342565598" calcext:value-type="float">
            <text:p>58.4115342565598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5.1462947771397" calcext:value-type="float">
            <text:p>45.1462947771397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24.2647058823472" calcext:value-type="float">
            <text:p>24.2647058823472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47.6270053475898" calcext:value-type="float">
            <text:p>47.6270053475898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53.3893494897959" calcext:value-type="float">
            <text:p>53.3893494897959</text:p>
          </table:table-cell>
          <table:table-cell table:number-columns-repeated="1015"/>
        </table:table-row>
        <table:table-row table:style-name="ro1">
          <table:table-cell office:value-type="float" office:value="1706098579" calcext:value-type="float">
            <text:p>17060985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5.4463064963475" calcext:value-type="float">
            <text:p>45.4463064963475</text:p>
          </table:table-cell>
          <table:table-cell table:number-columns-repeated="1015"/>
        </table:table-row>
        <table:table-row table:style-name="ro1">
          <table:table-cell office:value-type="float" office:value="1706098670" calcext:value-type="float">
            <text:p>170609867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673" calcext:value-type="float">
            <text:p>170609867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1706098678" calcext:value-type="float">
            <text:p>170609867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84699.9999999995" calcext:value-type="float">
            <text:p>84699.9999999995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8.91599999999996" calcext:value-type="float">
            <text:p>8.91599999999996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27223134" calcext:value-type="float">
            <text:p>0.127223134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30276545" calcext:value-type="float">
            <text:p>0.030276545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2.236" calcext:value-type="float">
            <text:p>42.236</text:p>
          </table:table-cell>
          <table:table-cell table:number-columns-repeated="1015"/>
        </table:table-row>
        <table:table-row table:style-name="ro1">
          <table:table-cell office:value-type="float" office:value="1706098682" calcext:value-type="float">
            <text:p>170609868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2.236" calcext:value-type="float">
            <text:p>42.236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41.8145956607401" calcext:value-type="float">
            <text:p>41.8145956607401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49.8127218934664" calcext:value-type="float">
            <text:p>49.8127218934664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64.3050747084548" calcext:value-type="float">
            <text:p>64.3050747084548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6.1463338411657" calcext:value-type="float">
            <text:p>46.1463338411657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41.8145956607401" calcext:value-type="float">
            <text:p>41.8145956607401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50.8484319526375" calcext:value-type="float">
            <text:p>50.8484319526375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58.5886479591837" calcext:value-type="float">
            <text:p>58.5886479591837</text:p>
          </table:table-cell>
          <table:table-cell table:number-columns-repeated="1015"/>
        </table:table-row>
        <table:table-row table:style-name="ro1">
          <table:table-cell office:value-type="float" office:value="1706098683" calcext:value-type="float">
            <text:p>170609868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5.5588108910504" calcext:value-type="float">
            <text:p>45.5588108910504</text:p>
          </table:table-cell>
          <table:table-cell table:number-columns-repeated="1015"/>
        </table:table-row>
        <table:table-row table:style-name="ro1">
          <table:table-cell office:value-type="float" office:value="1706098773" calcext:value-type="float">
            <text:p>170609877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780" calcext:value-type="float">
            <text:p>17060987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1706098784" calcext:value-type="float">
            <text:p>170609878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87619.9999999997" calcext:value-type="float">
            <text:p>87619.9999999997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9.26199999999998" calcext:value-type="float">
            <text:p>9.26199999999998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27223134" calcext:value-type="float">
            <text:p>0.127223134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46999311" calcext:value-type="float">
            <text:p>0.046999311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2.774" calcext:value-type="float">
            <text:p>42.774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2.774" calcext:value-type="float">
            <text:p>42.774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46.8979319546366" calcext:value-type="float">
            <text:p>46.8979319546366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77.0975983989408" calcext:value-type="float">
            <text:p>77.0975983989408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69.2198888483965" calcext:value-type="float">
            <text:p>69.2198888483965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5.8963240751592" calcext:value-type="float">
            <text:p>45.8963240751592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46.8979319546366" calcext:value-type="float">
            <text:p>46.8979319546366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59.9258605737221" calcext:value-type="float">
            <text:p>59.9258605737221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63.9697066326531" calcext:value-type="float">
            <text:p>63.9697066326531</text:p>
          </table:table-cell>
          <table:table-cell table:number-columns-repeated="1015"/>
        </table:table-row>
        <table:table-row table:style-name="ro1">
          <table:table-cell office:value-type="float" office:value="1706098789" calcext:value-type="float">
            <text:p>17060987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5.696316262354" calcext:value-type="float">
            <text:p>45.696316262354</text:p>
          </table:table-cell>
          <table:table-cell table:number-columns-repeated="1015"/>
        </table:table-row>
        <table:table-row table:style-name="ro1">
          <table:table-cell office:value-type="float" office:value="1706098880" calcext:value-type="float">
            <text:p>17060988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884" calcext:value-type="float">
            <text:p>170609888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1706098889" calcext:value-type="float">
            <text:p>1706098889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86219.9999999996" calcext:value-type="float">
            <text:p>86219.9999999996</text:p>
          </table:table-cell>
          <table:table-cell table:number-columns-repeated="1015"/>
        </table:table-row>
        <table:table-row table:style-name="ro1">
          <table:table-cell office:value-type="float" office:value="1706098893" calcext:value-type="float">
            <text:p>170609889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9.00799999999995" calcext:value-type="float">
            <text:p>9.00799999999995</text:p>
          </table:table-cell>
          <table:table-cell table:number-columns-repeated="1015"/>
        </table:table-row>
        <table:table-row table:style-name="ro1">
          <table:table-cell office:value-type="float" office:value="1706098893" calcext:value-type="float">
            <text:p>170609889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893" calcext:value-type="float">
            <text:p>170609889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27223134" calcext:value-type="float">
            <text:p>0.127223134</text:p>
          </table:table-cell>
          <table:table-cell table:number-columns-repeated="1015"/>
        </table:table-row>
        <table:table-row table:style-name="ro1">
          <table:table-cell office:value-type="float" office:value="1706098893" calcext:value-type="float">
            <text:p>1706098893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52676247" calcext:value-type="float">
            <text:p>0.052676247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3.312" calcext:value-type="float">
            <text:p>43.312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2.774" calcext:value-type="float">
            <text:p>42.774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41.2157648630615" calcext:value-type="float">
            <text:p>41.2157648630615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87.016566466234" calcext:value-type="float">
            <text:p>87.016566466234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74.7806577988338" calcext:value-type="float">
            <text:p>74.7806577988338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8.371030118364" calcext:value-type="float">
            <text:p>48.371030118364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41.2157648630615" calcext:value-type="float">
            <text:p>41.2157648630615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70.0646359385181" calcext:value-type="float">
            <text:p>70.0646359385181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69.0439139941691" calcext:value-type="float">
            <text:p>69.0439139941691</text:p>
          </table:table-cell>
          <table:table-cell table:number-columns-repeated="1015"/>
        </table:table-row>
        <table:table-row table:style-name="ro1">
          <table:table-cell office:value-type="float" office:value="1706098894" calcext:value-type="float">
            <text:p>1706098894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6.4412672370014" calcext:value-type="float">
            <text:p>46.4412672370014</text:p>
          </table:table-cell>
          <table:table-cell table:number-columns-repeated="1015"/>
        </table:table-row>
        <table:table-row table:style-name="ro1">
          <table:table-cell office:value-type="float" office:value="1706098985" calcext:value-type="float">
            <text:p>170609898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8992" calcext:value-type="float">
            <text:p>1706098992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float" office:value="1706098999" calcext:value-type="float">
            <text:p>1706098999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174199.999999998" calcext:value-type="float">
            <text:p>174199.999999998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9.52799999999989" calcext:value-type="float">
            <text:p>9.52799999999989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33751101" calcext:value-type="float">
            <text:p>0.133751101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52676247" calcext:value-type="float">
            <text:p>0.052676247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4.388" calcext:value-type="float">
            <text:p>44.388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4.388" calcext:value-type="float">
            <text:p>44.388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99.866844207696" calcext:value-type="float">
            <text:p>99.866844207696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72.4131158455196" calcext:value-type="float">
            <text:p>72.4131158455196</text:p>
          </table:table-cell>
          <table:table-cell table:number-columns-repeated="1015"/>
        </table:table-row>
        <table:table-row table:style-name="ro1">
          <table:table-cell office:value-type="float" office:value="1706099006" calcext:value-type="float">
            <text:p>17060990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84.3039358600583" calcext:value-type="float">
            <text:p>84.3039358600583</text:p>
          </table:table-cell>
          <table:table-cell table:number-columns-repeated="1015"/>
        </table:table-row>
        <table:table-row table:style-name="ro1">
          <table:table-cell office:value-type="float" office:value="1706099007" calcext:value-type="float">
            <text:p>170609900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8.1542247744053" calcext:value-type="float">
            <text:p>48.1542247744053</text:p>
          </table:table-cell>
          <table:table-cell table:number-columns-repeated="1015"/>
        </table:table-row>
        <table:table-row table:style-name="ro1">
          <table:table-cell office:value-type="float" office:value="1706099007" calcext:value-type="float">
            <text:p>170609900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99.866844207696" calcext:value-type="float">
            <text:p>99.866844207696</text:p>
          </table:table-cell>
          <table:table-cell table:number-columns-repeated="1015"/>
        </table:table-row>
        <table:table-row table:style-name="ro1">
          <table:table-cell office:value-type="float" office:value="1706099007" calcext:value-type="float">
            <text:p>170609900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81.6520306258101" calcext:value-type="float">
            <text:p>81.6520306258101</text:p>
          </table:table-cell>
          <table:table-cell table:number-columns-repeated="1015"/>
        </table:table-row>
        <table:table-row table:style-name="ro1">
          <table:table-cell office:value-type="float" office:value="1706099007" calcext:value-type="float">
            <text:p>170609900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76.56965196793" calcext:value-type="float">
            <text:p>76.56965196793</text:p>
          </table:table-cell>
          <table:table-cell table:number-columns-repeated="1015"/>
        </table:table-row>
        <table:table-row table:style-name="ro1">
          <table:table-cell office:value-type="float" office:value="1706099007" calcext:value-type="float">
            <text:p>170609900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7.3069260517989" calcext:value-type="float">
            <text:p>47.3069260517989</text:p>
          </table:table-cell>
          <table:table-cell table:number-columns-repeated="1015"/>
        </table:table-row>
        <table:table-row table:style-name="ro1">
          <table:table-cell office:value-type="float" office:value="1706099097" calcext:value-type="float">
            <text:p>170609909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106" calcext:value-type="float">
            <text:p>170609910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office:value-type="float" office:value="1706099115" calcext:value-type="float">
            <text:p>1706099115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179120.000000001" calcext:value-type="float">
            <text:p>179120.000000001</text:p>
          </table:table-cell>
          <table:table-cell table:number-columns-repeated="1015"/>
        </table:table-row>
        <table:table-row table:style-name="ro1">
          <table:table-cell office:value-type="float" office:value="1706099123" calcext:value-type="float">
            <text:p>170609912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9.78200000000002" calcext:value-type="float">
            <text:p>9.78200000000002</text:p>
          </table:table-cell>
          <table:table-cell table:number-columns-repeated="1015"/>
        </table:table-row>
        <table:table-row table:style-name="ro1">
          <table:table-cell office:value-type="float" office:value="1706099123" calcext:value-type="float">
            <text:p>170609912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123" calcext:value-type="float">
            <text:p>170609912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0.133751101" calcext:value-type="float">
            <text:p>0.133751101</text:p>
          </table:table-cell>
          <table:table-cell table:number-columns-repeated="1015"/>
        </table:table-row>
        <table:table-row table:style-name="ro1">
          <table:table-cell office:value-type="float" office:value="1706099123" calcext:value-type="float">
            <text:p>170609912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123" calcext:value-type="float">
            <text:p>170609912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052676247" calcext:value-type="float">
            <text:p>0.052676247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4.388" calcext:value-type="float">
            <text:p>44.388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4.388" calcext:value-type="float">
            <text:p>44.388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84.4224422442202" calcext:value-type="float">
            <text:p>84.4224422442202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42.577095709572" calcext:value-type="float">
            <text:p>42.577095709572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89.1435860058309" calcext:value-type="float">
            <text:p>89.1435860058309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47.8221805539279" calcext:value-type="float">
            <text:p>47.8221805539279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84.4224422442202" calcext:value-type="float">
            <text:p>84.4224422442202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75.9821365294443" calcext:value-type="float">
            <text:p>75.9821365294443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83.6681467699862" calcext:value-type="float">
            <text:p>83.6681467699862</text:p>
          </table:table-cell>
          <table:table-cell table:number-columns-repeated="1015"/>
        </table:table-row>
        <table:table-row table:style-name="ro1">
          <table:table-cell office:value-type="float" office:value="1706099124" calcext:value-type="float">
            <text:p>1706099124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48.0729716004531" calcext:value-type="float">
            <text:p>48.0729716004531</text:p>
          </table:table-cell>
          <table:table-cell table:number-columns-repeated="1015"/>
        </table:table-row>
        <table:table-row table:style-name="ro1">
          <table:table-cell office:value-type="float" office:value="1706099219" calcext:value-type="float">
            <text:p>1706099219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706099287" calcext:value-type="float">
            <text:p>1706099287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800" calcext:value-type="float">
            <text:p>10800</text:p>
          </table:table-cell>
          <table:table-cell table:number-columns-repeated="1015"/>
        </table:table-row>
        <table:table-row table:style-name="ro1">
          <table:table-cell office:value-type="float" office:value="1706099536" calcext:value-type="float">
            <text:p>170609953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40.419148936171" calcext:value-type="float">
            <text:p>40.419148936171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111.832597928" calcext:value-type="float">
            <text:p>111.832597928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22910779" calcext:value-type="float">
            <text:p>0.22910779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6.54" calcext:value-type="float">
            <text:p>46.54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6.54" calcext:value-type="float">
            <text:p>46.54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415.212500000041" calcext:value-type="float">
            <text:p>415.212500000041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90.7329628279883" calcext:value-type="float">
            <text:p>90.7329628279883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94.4880659400758" calcext:value-type="float">
            <text:p>94.4880659400758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358.272727272762" calcext:value-type="float">
            <text:p>358.272727272762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93.5444866722199" calcext:value-type="float">
            <text:p>93.5444866722199</text:p>
          </table:table-cell>
          <table:table-cell table:number-columns-repeated="1015"/>
        </table:table-row>
        <table:table-row table:style-name="ro1">
          <table:table-cell office:value-type="float" office:value="1706099551" calcext:value-type="float">
            <text:p>170609955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98.3291758048584" calcext:value-type="float">
            <text:p>98.3291758048584</text:p>
          </table:table-cell>
          <table:table-cell table:number-columns-repeated="1015"/>
        </table:table-row>
        <table:table-row table:style-name="ro1">
          <table:table-cell office:value-type="float" office:value="1706099642" calcext:value-type="float">
            <text:p>17060996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651" calcext:value-type="float">
            <text:p>17060996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1706099660" calcext:value-type="float">
            <text:p>17060996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90269.9999999983" calcext:value-type="float">
            <text:p>90269.9999999983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10.092" calcext:value-type="float">
            <text:p>10.092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111.832597928" calcext:value-type="float">
            <text:p>111.832597928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22910779" calcext:value-type="float">
            <text:p>0.22910779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5.464" calcext:value-type="float">
            <text:p>45.464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5.464" calcext:value-type="float">
            <text:p>45.464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99.9330207635984" calcext:value-type="float">
            <text:p>99.9330207635984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113.469256530529" calcext:value-type="float">
            <text:p>113.469256530529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86.8046191690962" calcext:value-type="float">
            <text:p>86.8046191690962</text:p>
          </table:table-cell>
          <table:table-cell table:number-columns-repeated="1015"/>
        </table:table-row>
        <table:table-row table:style-name="ro1">
          <table:table-cell office:value-type="float" office:value="1706099670" calcext:value-type="float">
            <text:p>17060996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73.4169303488418" calcext:value-type="float">
            <text:p>73.4169303488418</text:p>
          </table:table-cell>
          <table:table-cell table:number-columns-repeated="1015"/>
        </table:table-row>
        <table:table-row table:style-name="ro1">
          <table:table-cell office:value-type="float" office:value="1706099671" calcext:value-type="float">
            <text:p>17060996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99.9330207635984" calcext:value-type="float">
            <text:p>99.9330207635984</text:p>
          </table:table-cell>
          <table:table-cell table:number-columns-repeated="1015"/>
        </table:table-row>
        <table:table-row table:style-name="ro1">
          <table:table-cell office:value-type="float" office:value="1706099671" calcext:value-type="float">
            <text:p>17060996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191.391507032909" calcext:value-type="float">
            <text:p>191.391507032909</text:p>
          </table:table-cell>
          <table:table-cell table:number-columns-repeated="1015"/>
        </table:table-row>
        <table:table-row table:style-name="ro1">
          <table:table-cell office:value-type="float" office:value="1706099671" calcext:value-type="float">
            <text:p>17060996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86.0856413994169" calcext:value-type="float">
            <text:p>86.0856413994169</text:p>
          </table:table-cell>
          <table:table-cell table:number-columns-repeated="1015"/>
        </table:table-row>
        <table:table-row table:style-name="ro1">
          <table:table-cell office:value-type="float" office:value="1706099671" calcext:value-type="float">
            <text:p>17060996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74.6736200632837" calcext:value-type="float">
            <text:p>74.6736200632837</text:p>
          </table:table-cell>
          <table:table-cell table:number-columns-repeated="1015"/>
        </table:table-row>
        <table:table-row table:style-name="ro1">
          <table:table-cell office:value-type="float" office:value="1706099761" calcext:value-type="float">
            <text:p>17060997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774" calcext:value-type="float">
            <text:p>17060997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office:value-type="float" office:value="1706099828" calcext:value-type="float">
            <text:p>17060998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94560.0000000012" calcext:value-type="float">
            <text:p>94560.0000000012</text:p>
          </table:table-cell>
          <table:table-cell table:number-columns-repeated="1015"/>
        </table:table-row>
        <table:table-row table:style-name="ro1">
          <table:table-cell office:value-type="float" office:value="1706099848" calcext:value-type="float">
            <text:p>17060998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14.825" calcext:value-type="float">
            <text:p>14.825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111.832597928" calcext:value-type="float">
            <text:p>111.832597928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0.363311937" calcext:value-type="float">
            <text:p>0.363311937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6.54" calcext:value-type="float">
            <text:p>46.54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6.54" calcext:value-type="float">
            <text:p>46.54</text:p>
          </table:table-cell>
          <table:table-cell table:number-columns-repeated="1015"/>
        </table:table-row>
        <table:table-row table:style-name="ro1">
          <table:table-cell office:value-type="float" office:value="1706099849" calcext:value-type="float">
            <text:p>17060998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245.61853856566" calcext:value-type="float">
            <text:p>245.61853856566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94.1875455539359" calcext:value-type="float">
            <text:p>94.1875455539359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99.8261650845736" calcext:value-type="float">
            <text:p>99.8261650845736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187.706535063304" calcext:value-type="float">
            <text:p>187.706535063304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88.8888055222089" calcext:value-type="float">
            <text:p>88.8888055222089</text:p>
          </table:table-cell>
          <table:table-cell table:number-columns-repeated="1015"/>
        </table:table-row>
        <table:table-row table:style-name="ro1">
          <table:table-cell office:value-type="float" office:value="1706099850" calcext:value-type="float">
            <text:p>17060998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82.724968576438" calcext:value-type="float">
            <text:p>82.724968576438</text:p>
          </table:table-cell>
          <table:table-cell table:number-columns-repeated="1015"/>
        </table:table-row>
        <table:table-row table:style-name="ro1">
          <table:table-cell office:value-type="float" office:value="1706100003" calcext:value-type="float">
            <text:p>17061000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706100117" calcext:value-type="float">
            <text:p>17061001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4700" calcext:value-type="float">
            <text:p>4700</text:p>
          </table:table-cell>
          <table:table-cell table:number-columns-repeated="1015"/>
        </table:table-row>
        <table:table-row table:style-name="ro1">
          <table:table-cell office:value-type="float" office:value="1706100139" calcext:value-type="float">
            <text:p>17061001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256240.000000013" calcext:value-type="float">
            <text:p>256240.000000013</text:p>
          </table:table-cell>
          <table:table-cell table:number-columns-repeated="1015"/>
        </table:table-row>
        <table:table-row table:style-name="ro1">
          <table:table-cell office:value-type="float" office:value="1706100149" calcext:value-type="float">
            <text:p>1706100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27.9250000000001" calcext:value-type="float">
            <text:p>27.9250000000001</text:p>
          </table:table-cell>
          <table:table-cell table:number-columns-repeated="1015"/>
        </table:table-row>
        <table:table-row table:style-name="ro1">
          <table:table-cell office:value-type="float" office:value="1706100149" calcext:value-type="float">
            <text:p>1706100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149" calcext:value-type="float">
            <text:p>1706100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48.361291847" calcext:value-type="float">
            <text:p>48.361291847</text:p>
          </table:table-cell>
          <table:table-cell table:number-columns-repeated="1015"/>
        </table:table-row>
        <table:table-row table:style-name="ro1">
          <table:table-cell office:value-type="float" office:value="1706100149" calcext:value-type="float">
            <text:p>1706100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149" calcext:value-type="float">
            <text:p>17061001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1.262965463" calcext:value-type="float">
            <text:p>1.262965463</text:p>
          </table:table-cell>
          <table:table-cell table:number-columns-repeated="1015"/>
        </table:table-row>
        <table:table-row table:style-name="ro1">
          <table:table-cell office:value-type="float" office:value="1706100150" calcext:value-type="float">
            <text:p>17061001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100150" calcext:value-type="float">
            <text:p>17061001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7.616" calcext:value-type="float">
            <text:p>47.616</text:p>
          </table:table-cell>
          <table:table-cell table:number-columns-repeated="1015"/>
        </table:table-row>
        <table:table-row table:style-name="ro1">
          <table:table-cell office:value-type="float" office:value="1706100150" calcext:value-type="float">
            <text:p>17061001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7.616" calcext:value-type="float">
            <text:p>47.616</text:p>
          </table:table-cell>
          <table:table-cell table:number-columns-repeated="1015"/>
        </table:table-row>
        <table:table-row table:style-name="ro1">
          <table:table-cell office:value-type="float" office:value="1706100150" calcext:value-type="float">
            <text:p>17061001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99.7209302325689" calcext:value-type="float">
            <text:p>99.7209302325689</text:p>
          </table:table-cell>
          <table:table-cell table:number-columns-repeated="1015"/>
        </table:table-row>
        <table:table-row table:style-name="ro1">
          <table:table-cell office:value-type="float" office:value="1706100150" calcext:value-type="float">
            <text:p>170610015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416.634441860571" calcext:value-type="float">
            <text:p>416.634441860571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93.2450346209913" calcext:value-type="float">
            <text:p>93.2450346209913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98.4599007773741" calcext:value-type="float">
            <text:p>98.4599007773741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99.7209302325689" calcext:value-type="float">
            <text:p>99.7209302325689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442.92666445194" calcext:value-type="float">
            <text:p>442.92666445194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93.7861828404831" calcext:value-type="float">
            <text:p>93.7861828404831</text:p>
          </table:table-cell>
          <table:table-cell table:number-columns-repeated="1015"/>
        </table:table-row>
        <table:table-row table:style-name="ro1">
          <table:table-cell office:value-type="float" office:value="1706100151" calcext:value-type="float">
            <text:p>17061001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99.4020413743841" calcext:value-type="float">
            <text:p>99.4020413743841</text:p>
          </table:table-cell>
          <table:table-cell table:number-columns-repeated="1015"/>
        </table:table-row>
        <table:table-row table:style-name="ro1">
          <table:table-cell office:value-type="float" office:value="1706100545" calcext:value-type="float">
            <text:p>170610054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float" office:value="1706100685" calcext:value-type="float">
            <text:p>170610068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0708" calcext:value-type="float">
            <text:p>17061007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1030400.00000008" calcext:value-type="float">
            <text:p>1030400.00000008</text:p>
          </table:table-cell>
          <table:table-cell table:number-columns-repeated="1015"/>
        </table:table-row>
        <table:table-row table:style-name="ro1">
          <table:table-cell office:value-type="float" office:value="1706100724" calcext:value-type="float">
            <text:p>170610072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float" office:value="53.8690000000005" calcext:value-type="float">
            <text:p>53.8690000000005</text:p>
          </table:table-cell>
          <table:table-cell table:number-columns-repeated="1015"/>
        </table:table-row>
        <table:table-row table:style-name="ro1">
          <table:table-cell office:value-type="float" office:value="1706100742" calcext:value-type="float">
            <text:p>170610074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float" office:value="121.005699797" calcext:value-type="float">
            <text:p>121.005699797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float" office:value="1.996570361" calcext:value-type="float">
            <text:p>1.996570361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7.616" calcext:value-type="float">
            <text:p>47.616</text:p>
          </table:table-cell>
          <table:table-cell table:number-columns-repeated="1015"/>
        </table:table-row>
        <table:table-row table:style-name="ro1">
          <table:table-cell office:value-type="float" office:value="1706100743" calcext:value-type="float">
            <text:p>170610074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7.616" calcext:value-type="float">
            <text:p>47.616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float" office:value="256.860585076274" calcext:value-type="float">
            <text:p>256.860585076274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93.8975947521866" calcext:value-type="float">
            <text:p>93.8975947521866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99.8997356667578" calcext:value-type="float">
            <text:p>99.8997356667578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float" office:value="295.830574174225" calcext:value-type="float">
            <text:p>295.830574174225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91.6586838817159" calcext:value-type="float">
            <text:p>91.6586838817159</text:p>
          </table:table-cell>
          <table:table-cell table:number-columns-repeated="1015"/>
        </table:table-row>
        <table:table-row table:style-name="ro1">
          <table:table-cell office:value-type="float" office:value="1706100744" calcext:value-type="float">
            <text:p>170610074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99.7050666041642" calcext:value-type="float">
            <text:p>99.7050666041642</text:p>
          </table:table-cell>
          <table:table-cell table:number-columns-repeated="1015"/>
        </table:table-row>
        <table:table-row table:style-name="ro1">
          <table:table-cell office:value-type="float" office:value="1706101168" calcext:value-type="float">
            <text:p>170610116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up{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Number of Targets up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1706101186" calcext:value-type="float">
            <text:p>170610118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unt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Total number of Gauges found in all Instances</text:p>
          </table:table-cell>
          <table:table-cell office:value-type="float" office:value="13400" calcext:value-type="float">
            <text:p>13400</text:p>
          </table:table-cell>
          <table:table-cell table:number-columns-repeated="1015"/>
        </table:table-row>
        <table:table-row table:style-name="ro1">
          <table:table-cell office:value-type="float" office:value="1706101196" calcext:value-type="float">
            <text:p>170610119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Grand total of all Gauge values on all Instances</text:p>
          </table:table-cell>
          <table:table-cell office:value-type="float" office:value="851419.999999958" calcext:value-type="float">
            <text:p>851419.999999958</text:p>
          </table:table-cell>
          <table:table-cell table:number-columns-repeated="1015"/>
        </table:table-row>
        <table:table-row table:style-name="ro1">
          <table:table-cell office:value-type="float" office:value="1706101742" calcext:value-type="float">
            <text:p>170610174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({__name__=~"Gauge_.+", job="load_test"}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Load Test</text:p>
          </table:table-cell>
          <table:table-cell office:value-type="string" calcext:value-type="string">
            <text:p>Average of all Gauge values on all Instances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5" calcext:value-type="float">
            <text:p>170610174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discovered_targets{config="load_test",name="scrape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Number of discovered targets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5" calcext:value-type="float">
            <text:p>170610174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sd_refresh_duration_seconds{mechanism="http",quantile="0.99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HTTP SD Refresh duration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6" calcext:value-type="float">
            <text:p>170610174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crape_pool_targets{scrape_job="load_test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urrent number of Targets in Scrape Pool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6" calcext:value-type="float">
            <text:p>170610174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metheus_target_sync_length_seconds{scrape_job="load_test",quantile="0.5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Time to sync Scrape pool Quantile 0.5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7" calcext:value-type="float">
            <text:p>170610174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m(net_conntrack_dialer_conn_failed_total{dialer_name="load_test"}) - sum(net_conntrack_dialer_conn_failed_total{dialer_name="load_test"} offset 1m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Connection failed job Load Test 1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7" calcext:value-type="float">
            <text:p>170610174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0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0</text:p>
          </table:table-cell>
          <table:table-cell office:value-type="float" office:value="46.002" calcext:value-type="float">
            <text:p>46.002</text:p>
          </table:table-cell>
          <table:table-cell table:number-columns-repeated="1015"/>
        </table:table-row>
        <table:table-row table:style-name="ro1">
          <table:table-cell office:value-type="float" office:value="1706101747" calcext:value-type="float">
            <text:p>1706101747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de_hwmon_temp_celsius{chip="thermal_thermal_zone0",sensor="temp1"}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Temperature Thermal zone 0 temp1</text:p>
          </table:table-cell>
          <table:table-cell office:value-type="float" office:value="46.54" calcext:value-type="float">
            <text:p>46.54</text:p>
          </table:table-cell>
          <table:table-cell table:number-columns-repeated="1015"/>
        </table:table-row>
        <table:table-row table:style-name="ro1">
          <table:table-cell office:value-type="float" office:value="1706101748" calcext:value-type="float">
            <text:p>170610174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1m])) / on(instance) group_left sum by (instance)((irate(node_cpu_seconds_total{job="node"}[1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1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8" calcext:value-type="float">
            <text:p>170610174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1m]) * 100 / on(instance) group_left sum by (instance)(irate(node_cpu_seconds_total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1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8" calcext:value-type="float">
            <text:p>170610174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1m]) * 100) / avg_over_time(node_memory_MemTotal_bytes{job="node"}[1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1m</text:p>
          </table:table-cell>
          <table:table-cell office:value-type="float" office:value="89.1053206997085" calcext:value-type="float">
            <text:p>89.1053206997085</text:p>
          </table:table-cell>
          <table:table-cell table:number-columns-repeated="1015"/>
        </table:table-row>
        <table:table-row table:style-name="ro1">
          <table:table-cell office:value-type="float" office:value="1706101748" calcext:value-type="float">
            <text:p>170610174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1m]) - avg_over_time(node_memory_SwapFree_bytes{job="node"}[1m])) / (avg_over_time(node_memory_SwapTotal_bytes{job="node"}[1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1m</text:p>
          </table:table-cell>
          <table:table-cell office:value-type="float" office:value="99.4179460135162" calcext:value-type="float">
            <text:p>99.4179460135162</text:p>
          </table:table-cell>
          <table:table-cell table:number-columns-repeated="1015"/>
        </table:table-row>
        <table:table-row table:style-name="ro1">
          <table:table-cell office:value-type="float" office:value="1706101749" calcext:value-type="float">
            <text:p>1706101749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sum by(instance) (irate(node_cpu_seconds_total{job="node", mode!="idle"}[5m])) / on(instance) group_left sum by (instance)((irate(node_cpu_seconds_total{job="node"}[5m]))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CPU Busy % 5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9" calcext:value-type="float">
            <text:p>1706101749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g_over_time(node_load1{job="node"}[5m]) * 100 / on(instance) group_left sum by (instance)(irate(node_cpu_seconds_total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s Load % 5m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1706101749" calcext:value-type="float">
            <text:p>1706101749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- ((avg_over_time(node_memory_MemAvailable_bytes{job="node"}[5m]) * 100) / avg_over_time(node_memory_MemTotal_bytes{job="node"}[5m]))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am used % 5m</text:p>
          </table:table-cell>
          <table:table-cell office:value-type="float" office:value="89.1053206997085" calcext:value-type="float">
            <text:p>89.1053206997085</text:p>
          </table:table-cell>
          <table:table-cell table:number-columns-repeated="1015"/>
        </table:table-row>
        <table:table-row table:style-name="ro1">
          <table:table-cell office:value-type="float" office:value="1706101749" calcext:value-type="float">
            <text:p>1706101749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(avg_over_time(node_memory_SwapTotal_bytes{job="node"}[5m]) - avg_over_time(node_memory_SwapFree_bytes{job="node"}[5m])) / (avg_over_time(node_memory_SwapTotal_bytes{job="node"}[5m]) )) * 100</text:p>
          </table:table-cell>
          <table:table-cell office:value-type="string" calcext:value-type="string">
            <text:p>.data.result[0].value[1]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WAP used % 5m</text:p>
          </table:table-cell>
          <table:table-cell office:value-type="float" office:value="99.4179460135162" calcext:value-type="float">
            <text:p>99.4179460135162</text:p>
          </table:table-cell>
          <table:table-cell table:number-columns-repeated="1015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4T14:47:39.837250701</dc:date>
    <meta:editing-duration>PT2M20S</meta:editing-duration>
    <meta:editing-cycles>3</meta:editing-cycles>
    <meta:generator>LibreOffice/7.3.7.2$Linux_X86_64 LibreOffice_project/30$Build-2</meta:generator>
    <meta:document-statistic meta:table-count="1" meta:cell-count="2403" meta:object-count="0"/>
  </office:meta>
</office:document-meta>
</file>